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92395368" text:id="ct192395368">
          <text:insertion>
            <office:change-info>
              <dc:creator>Gauthier Bastien</dc:creator>
              <dc:date>2012-03-16T15:01:00</dc:date>
            </office:change-info>
          </text:insertion>
        </text:changed-region>
        <text:changed-region xml:id="ct192395480" text:id="ct192395480">
          <text:insertion>
            <office:change-info>
              <dc:creator>Gauthier Bastien</dc:creator>
              <dc:date>2012-03-16T15:01:00</dc:date>
            </office:change-info>
          </text:insertion>
        </text:changed-region>
        <text:changed-region xml:id="ct192394640" text:id="ct192394640">
          <text:insertion>
            <office:change-info>
              <dc:creator>Gauthier Bastien</dc:creator>
              <dc:date>2012-03-16T15:01:00</dc:date>
            </office:change-info>
          </text:insertion>
        </text:changed-region>
        <text:changed-region xml:id="ct192561072" text:id="ct19256107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92404528" text:id="ct192404528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91977904" text:id="ct191977904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xml:id="ct192596840" text:id="ct192596840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II. COMMISSION SPECIALE</text:p>
      <text:p text:style-name="P4">(<text:change-start text:change-id="ct192395368"/>self.utranslate("weekday_%s" % self.getPreMeetingDate_7().aDay().lower(), domain="plonelocales")<text:change-end text:change-id="ct192395368"/> <text:change-start text:change-id="ct192395480"/>tool.formatDate(self.getPreMeetingDate_7(), withHour=True)<text:change-end text:change-id="ct192395480"/>, <text:change-start text:change-id="ct192394640"/>self.getPreMeetingPlace_7()<text:change-end text:change-id="ct192394640"/>)</text:p>
      <text:p text:style-name="P3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</text:span><text:span text:style-name="T2">tool.toHTMLStrikedContent</text:span><text:span text:style-name="T2">(self.getPreMeetingAssembly_7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speciale',], renumber=True)</text:span></text:p></office:annotation></text:span><text:change-start text:change-id="ct192561072"/><text:span text:style-name="T1">item[0]</text:span><text:change-end text:change-id="ct192561072"/><text:span text:style-name="T1">. </text:span><text:change-start text:change-id="ct192404528"/><text:span text:style-name="T1">item[1].Title()</text:span><text:change-end text:change-id="ct192404528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3">do text if </text:span><text:span text:style-name="T2">self.adapted().getPrintableItems(itemUids, categories=['commission-speciale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</text:span><text:span text:style-name="T2">speciale</text:span><text:span text:style-name="T3">-1er-supplement',], renumber=True, firstNumber=len(</text:span><text:span text:style-name="T2">self.adapted().getPrintableItems(itemUids, categories=['commission-speciale',], renumber=True)</text:span><text:span text:style-name="T3">)+1)</text:span></text:p></office:annotation></text:span><text:change-start text:change-id="ct191977904"/><text:span text:style-name="T1">item[0]</text:span><text:change-end text:change-id="ct191977904"/><text:span text:style-name="T1">. </text:span><text:change-start text:change-id="ct192596840"/><text:span text:style-name="T1">item[1].Title()</text:span><text:change-end text:change-id="ct192596840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11-05T15:32:24</dc:date>
    <dc:creator>Gauthier Bastien</dc:creator>
    <meta:editing-duration>PT3H17M7S</meta:editing-duration>
    <meta:editing-cycles>57</meta:editing-cycles>
    <meta:generator>LibreOffice/3.5$Linux_x86 LibreOffice_project/350m1$Build-2</meta:generator>
    <meta:document-statistic meta:table-count="2" meta:image-count="0" meta:object-count="0" meta:page-count="1" meta:paragraph-count="10" meta:word-count="31" meta:character-count="362" meta:non-whitespace-character-count="344"/>
  </office:meta>
</office:document-meta>
</file>